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185" officeooo:paragraph-rsid="000d9185"/>
    </style:style>
    <style:style style:name="T1" style:family="text">
      <style:text-properties officeooo:rsid="000e6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<text:span text:style-name="T1">le contenu d’un 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11:09.948257291</meta:creation-date>
    <dc:date>2020-03-17T15:52:56.734681655</dc:date>
    <meta:editing-duration>PT41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29" meta:non-whitespace-character-count="24"/>
  </office:meta>
</office:document-meta>
</file>